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95.0969700813" calcext:value-type="float">
            <text:p>95,0969700813</text:p>
          </table:table-cell>
          <table:table-cell office:value-type="float" office:value="19.750412941" calcext:value-type="float">
            <text:p>19,75041294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5395729141859" calcext:value-type="float">
            <text:p>99,54</text:p>
          </table:table-cell>
          <table:table-cell table:style-name="ce3" table:formula="of:=([.F3]/12597)*100" office:value-type="float" office:value="0.460427085814083" calcext:value-type="float">
            <text:p>0,46</text:p>
          </table:table-cell>
          <table:table-cell office:value-type="float" office:value="7190" calcext:value-type="float">
            <text:p>7190</text:p>
          </table:table-cell>
          <table:table-cell table:style-name="ce4" table:formula="of:=[.E19]+[.H19]" office:value-type="float" office:value="12539" calcext:value-type="float">
            <text:p>12539</text:p>
          </table:table-cell>
          <table:table-cell table:formula="of:=12597-[.E3]" office:value-type="float" office:value="58" calcext:value-type="float">
            <text:p>58</text:p>
          </table:table-cell>
          <table:table-cell office:value-type="float" office:value="73.5694770813" calcext:value-type="float">
            <text:p>73,5694770813</text:p>
          </table:table-cell>
          <table:table-cell office:value-type="float" office:value="9.71677875519" calcext:value-type="float">
            <text:p>9,71677875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6026037945543" calcext:value-type="float">
            <text:p>97,60</text:p>
          </table:table-cell>
          <table:table-cell table:style-name="ce3" table:formula="of:=([.F4]/12597)*100" office:value-type="float" office:value="2.39739620544574" calcext:value-type="float">
            <text:p>2,40</text:p>
          </table:table-cell>
          <table:table-cell office:value-type="float" office:value="7265" calcext:value-type="float">
            <text:p>7265</text:p>
          </table:table-cell>
          <table:table-cell table:style-name="ce4" table:formula="of:=[.E20]+[.H20]" office:value-type="float" office:value="12295" calcext:value-type="float">
            <text:p>12295</text:p>
          </table:table-cell>
          <table:table-cell table:formula="of:=12597-[.E4]" office:value-type="float" office:value="302" calcext:value-type="float">
            <text:p>302</text:p>
          </table:table-cell>
          <table:table-cell office:value-type="float" office:value="191.918781996" calcext:value-type="float">
            <text:p>191,918781996</text:p>
          </table:table-cell>
          <table:table-cell office:value-type="float" office:value="9.80797696114" calcext:value-type="float">
            <text:p>9,807976961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0945463205525" calcext:value-type="float">
            <text:p>97,09</text:p>
          </table:table-cell>
          <table:table-cell table:style-name="ce3" table:formula="of:=([.F5]/12597)*100" office:value-type="float" office:value="2.90545367944749" calcext:value-type="float">
            <text:p>2,91</text:p>
          </table:table-cell>
          <table:table-cell office:value-type="float" office:value="7351" calcext:value-type="float">
            <text:p>7351</text:p>
          </table:table-cell>
          <table:table-cell table:style-name="ce4" table:formula="of:=[.E21]+[.H21]" office:value-type="float" office:value="12231" calcext:value-type="float">
            <text:p>12231</text:p>
          </table:table-cell>
          <table:table-cell table:formula="of:=12597-[.E5]" office:value-type="float" office:value="366" calcext:value-type="float">
            <text:p>366</text:p>
          </table:table-cell>
          <table:table-cell office:value-type="float" office:value="71.0555551052" calcext:value-type="float">
            <text:p>71,0555551052</text:p>
          </table:table-cell>
          <table:table-cell office:value-type="float" office:value="9.7783601284" calcext:value-type="float">
            <text:p>9,778360128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453758831468" calcext:value-type="float">
            <text:p>97,25</text:p>
          </table:table-cell>
          <table:table-cell table:style-name="ce3" table:formula="of:=([.F6]/12597)*100" office:value-type="float" office:value="2.75462411685322" calcext:value-type="float">
            <text:p>2,75</text:p>
          </table:table-cell>
          <table:table-cell office:value-type="float" office:value="7249" calcext:value-type="float">
            <text:p>7249</text:p>
          </table:table-cell>
          <table:table-cell table:style-name="ce4" table:formula="of:=[.E22]+[.H22]" office:value-type="float" office:value="12250" calcext:value-type="float">
            <text:p>12250</text:p>
          </table:table-cell>
          <table:table-cell table:formula="of:=12597-[.E6]" office:value-type="float" office:value="347" calcext:value-type="float">
            <text:p>347</text:p>
          </table:table-cell>
          <table:table-cell office:value-type="float" office:value="71.4430930614" calcext:value-type="float">
            <text:p>71,4430930614</text:p>
          </table:table-cell>
          <table:table-cell office:value-type="float" office:value="9.78318786621" calcext:value-type="float">
            <text:p>9,78318786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691910772406" calcext:value-type="float">
            <text:p>97,27</text:p>
          </table:table-cell>
          <table:table-cell table:style-name="ce3" table:formula="of:=([.F7]/12597)*100" office:value-type="float" office:value="2.73080892275939" calcext:value-type="float">
            <text:p>2,73</text:p>
          </table:table-cell>
          <table:table-cell office:value-type="float" office:value="7222" calcext:value-type="float">
            <text:p>7222</text:p>
          </table:table-cell>
          <table:table-cell table:style-name="ce4" table:formula="of:=[.E23]+[.H23]" office:value-type="float" office:value="12253" calcext:value-type="float">
            <text:p>12253</text:p>
          </table:table-cell>
          <table:table-cell table:formula="of:=12597-[.E7]" office:value-type="float" office:value="344" calcext:value-type="float">
            <text:p>344</text:p>
          </table:table-cell>
          <table:table-cell office:value-type="float" office:value="75.0027389526" calcext:value-type="float">
            <text:p>75,0027389526</text:p>
          </table:table-cell>
          <table:table-cell office:value-type="float" office:value="10.0801520348" calcext:value-type="float">
            <text:p>10,080152034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264189886481" calcext:value-type="float">
            <text:p>97,63</text:p>
          </table:table-cell>
          <table:table-cell table:style-name="ce3" table:formula="of:=([.F8]/12597)*100" office:value-type="float" office:value="2.37358101135191" calcext:value-type="float">
            <text:p>2,37</text:p>
          </table:table-cell>
          <table:table-cell office:value-type="float" office:value="7148" calcext:value-type="float">
            <text:p>7148</text:p>
          </table:table-cell>
          <table:table-cell table:style-name="ce4" table:formula="of:=[.E24]+[.H24]" office:value-type="float" office:value="12298" calcext:value-type="float">
            <text:p>12298</text:p>
          </table:table-cell>
          <table:table-cell table:formula="of:=12597-[.E8]" office:value-type="float" office:value="299" calcext:value-type="float">
            <text:p>299</text:p>
          </table:table-cell>
          <table:table-cell office:value-type="float" office:value="118.825493097" calcext:value-type="float">
            <text:p>118,825493097</text:p>
          </table:table-cell>
          <table:table-cell office:value-type="float" office:value="10.043998003" calcext:value-type="float">
            <text:p>10,04399800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4041438437723" calcext:value-type="float">
            <text:p>97,40</text:p>
          </table:table-cell>
          <table:table-cell table:style-name="ce3" table:formula="of:=([.F9]/12597)*100" office:value-type="float" office:value="2.59585615622767" calcext:value-type="float">
            <text:p>2,60</text:p>
          </table:table-cell>
          <table:table-cell office:value-type="float" office:value="7349" calcext:value-type="float">
            <text:p>7349</text:p>
          </table:table-cell>
          <table:table-cell table:style-name="ce4" table:formula="of:=[.E25]+[.H25]" office:value-type="float" office:value="12270" calcext:value-type="float">
            <text:p>12270</text:p>
          </table:table-cell>
          <table:table-cell table:formula="of:=12597-[.E9]" office:value-type="float" office:value="327" calcext:value-type="float">
            <text:p>327</text:p>
          </table:table-cell>
          <table:table-cell office:value-type="float" office:value="85.897315979" calcext:value-type="float">
            <text:p>85,897315979</text:p>
          </table:table-cell>
          <table:table-cell office:value-type="float" office:value="10.2288730145" calcext:value-type="float">
            <text:p>10,22887301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056838929904" calcext:value-type="float">
            <text:p>97,21</text:p>
          </table:table-cell>
          <table:table-cell table:style-name="ce3" table:formula="of:=([.F10]/12597)*100" office:value-type="float" office:value="2.79431610700961" calcext:value-type="float">
            <text:p>2,79</text:p>
          </table:table-cell>
          <table:table-cell office:value-type="float" office:value="7262" calcext:value-type="float">
            <text:p>7262</text:p>
          </table:table-cell>
          <table:table-cell table:style-name="ce4" table:formula="of:=[.E26]+[.H26]" office:value-type="float" office:value="12245" calcext:value-type="float">
            <text:p>12245</text:p>
          </table:table-cell>
          <table:table-cell table:formula="of:=12597-[.E10]" office:value-type="float" office:value="352" calcext:value-type="float">
            <text:p>352</text:p>
          </table:table-cell>
          <table:table-cell office:value-type="float" office:value="146.706044197" calcext:value-type="float">
            <text:p>146,706044197</text:p>
          </table:table-cell>
          <table:table-cell office:value-type="float" office:value="9.8235938549" calcext:value-type="float">
            <text:p>9,82359385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247598634596" calcext:value-type="float">
            <text:p>97,32</text:p>
          </table:table-cell>
          <table:table-cell table:style-name="ce3" table:formula="of:=([.F11]/12597)*100" office:value-type="float" office:value="2.67524013654045" calcext:value-type="float">
            <text:p>2,68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260" calcext:value-type="float">
            <text:p>12260</text:p>
          </table:table-cell>
          <table:table-cell table:formula="of:=12597-[.E11]" office:value-type="float" office:value="337" calcext:value-type="float">
            <text:p>337</text:p>
          </table:table-cell>
          <table:table-cell office:value-type="float" office:value="96.6811830997" calcext:value-type="float">
            <text:p>96,6811830997</text:p>
          </table:table-cell>
          <table:table-cell office:value-type="float" office:value="19.753013134" calcext:value-type="float">
            <text:p>19,75301313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4597126299913" calcext:value-type="float">
            <text:p>97,45971263</text:p>
          </table:table-cell>
          <table:table-cell table:formula="of:=AVERAGE([.C2:.C11])" office:value-type="float" office:value="2.54028737000873" calcext:value-type="float">
            <text:p>2,54028737</text:p>
          </table:table-cell>
          <table:table-cell table:formula="of:=SUM([.D2:.D11])/10" office:value-type="float" office:value="8323.1" calcext:value-type="float">
            <text:p>8323,1</text:p>
          </table:table-cell>
          <table:table-cell table:formula="of:=AVERAGE([.E2:.E11])" office:value-type="float" office:value="12277" calcext:value-type="float">
            <text:p>12277</text:p>
          </table:table-cell>
          <table:table-cell table:formula="of:=AVERAGE([.F2:.F11])" office:value-type="float" office:value="320" calcext:value-type="float">
            <text:p>320</text:p>
          </table:table-cell>
          <table:table-cell table:formula="of:=SUM([.G2:.G11])/10" office:value-type="float" office:value="102.61966526505" calcext:value-type="float">
            <text:p>102,6196652651</text:p>
          </table:table-cell>
          <table:table-cell table:formula="of:=SUM([.H2:.H11])/10" office:value-type="float" office:value="11.876634669314" calcext:value-type="float">
            <text:p>11,87663466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072080654124" calcext:value-type="float">
            <text:p>0,660720806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1.4" calcext:value-type="float">
            <text:p>5841,4</text:p>
          </table:table-cell>
          <table:table-cell table:formula="of:=AVERAGE([.G18:.G27])" office:value-type="float" office:value="21.3" calcext:value-type="float">
            <text:p>21,3</text:p>
          </table:table-cell>
          <table:table-cell/>
          <table:table-cell office:value-type="float" office:value="5736" calcext:value-type="float">
            <text:p>573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table:formula="of:=12597-SUM([.E18:.G18])" office:value-type="float" office:value="6393" calcext:value-type="float">
            <text:p>639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8.7" calcext:value-type="float">
            <text:p>298,7</text:p>
          </table:table-cell>
          <table:table-cell table:formula="of:=AVERAGE([.H18:.H27])" office:value-type="float" office:value="6435.6" calcext:value-type="float">
            <text:p>6435,6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653" calcext:value-type="float">
            <text:p>665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table:formula="of:=12597-SUM([.E20:.G20])" office:value-type="float" office:value="6424" calcext:value-type="float">
            <text:p>642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1.4" calcext:value-type="float">
            <text:p>5841,4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formula="of:=12597-SUM([.E21:.G21])" office:value-type="float" office:value="6423" calcext:value-type="float">
            <text:p>642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8.7" calcext:value-type="float">
            <text:p>298,7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423" calcext:value-type="float">
            <text:p>642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.3" calcext:value-type="float">
            <text:p>21,3</text:p>
          </table:table-cell>
          <table:table-cell table:number-columns-repeated="2"/>
          <table:table-cell office:value-type="float" office:value="5874" calcext:value-type="float">
            <text:p>5874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379" calcext:value-type="float">
            <text:p>63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5.6" calcext:value-type="float">
            <text:p>6435,6</text:p>
          </table:table-cell>
          <table:table-cell table:number-columns-repeated="2"/>
          <table:table-cell office:value-type="float" office:value="5904" calcext:value-type="float">
            <text:p>5904</text:p>
          </table:table-cell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formula="of:=12597-SUM([.E24:.G24])" office:value-type="float" office:value="6394" calcext:value-type="float">
            <text:p>639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1" calcext:value-type="float">
            <text:p>5791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79" calcext:value-type="float">
            <text:p>647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7" calcext:value-type="float">
            <text:p>5837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table:formula="of:=12597-SUM([.E26:.G26])" office:value-type="float" office:value="6408" calcext:value-type="float">
            <text:p>640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0" calcext:value-type="float">
            <text:p>5880</text:p>
          </table:table-cell>
          <table:table-cell office:value-type="float" office:value="313" calcext:value-type="float">
            <text:p>313</text:p>
          </table:table-cell>
          <table:table-cell office:value-type="float" office:value="24" calcext:value-type="float">
            <text:p>24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4597126299913" calcext:value-type="float">
            <text:p>0,9745971263</text:p>
          </table:table-cell>
          <table:table-cell table:number-columns-repeated="2"/>
          <table:table-cell table:formula="of:=SUM([.E18:.E27])/10" office:value-type="float" office:value="5841.4" calcext:value-type="float">
            <text:p>5841,4</text:p>
          </table:table-cell>
          <table:table-cell table:formula="of:=SUM([.F18:.F27])/10" office:value-type="float" office:value="298.7" calcext:value-type="float">
            <text:p>298,7</text:p>
          </table:table-cell>
          <table:table-cell table:formula="of:=SUM([.G18:.G27])/10" office:value-type="float" office:value="21.3" calcext:value-type="float">
            <text:p>21,3</text:p>
          </table:table-cell>
          <table:table-cell table:formula="of:=SUM([.H18:.H27])/10" office:value-type="float" office:value="6435.6" calcext:value-type="float">
            <text:p>643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54028737000873" calcext:value-type="float">
            <text:p>0,0254028737</text:p>
          </table:table-cell>
          <table:table-cell table:number-columns-repeated="2"/>
          <table:table-cell table:formula="of:=SUM([.E18:.E27])" office:value-type="float" office:value="58414" calcext:value-type="float">
            <text:p>58414</text:p>
          </table:table-cell>
          <table:table-cell table:formula="of:=SUM([.F18:.F27])" office:value-type="float" office:value="2987" calcext:value-type="float">
            <text:p>2987</text:p>
          </table:table-cell>
          <table:table-cell table:formula="of:=SUM([.G18:.G27])" office:value-type="float" office:value="213" calcext:value-type="float">
            <text:p>213</text:p>
          </table:table-cell>
          <table:table-cell table:formula="of:=SUM([.H18:.H27])" office:value-type="float" office:value="64356" calcext:value-type="float">
            <text:p>6435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366861684889" calcext:value-type="float">
            <text:p>0,9963668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644981661049" calcext:value-type="float">
            <text:p>0,95564498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5:34.0286597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8S</meta:editing-duration>
    <meta:editing-cycles>7</meta:editing-cycles>
    <meta:generator>LibreOffice/5.1.6.2$Linux_X86_64 LibreOffice_project/10m0$Build-2</meta:generator>
    <dc:date>2018-01-24T01:05:41.870538309</dc:date>
    <meta:document-statistic meta:table-count="1" meta:cell-count="181" meta:object-count="0"/>
  </office:meta>
</office:document-meta>
</file>